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2.4772in"/>
    </style:style>
    <style:style style:name="co4" style:family="table-column">
      <style:table-column-properties fo:break-before="auto" style:column-width="2.7047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8425in"/>
    </style:style>
    <style:style style:name="co8" style:family="table-column">
      <style:table-column-properties fo:break-before="auto" style:column-width="1.539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0028in"/>
    </style:style>
    <style:style style:name="co11" style:family="table-column">
      <style:table-column-properties fo:break-before="auto" style:column-width="2.4638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1.2173in"/>
    </style:style>
    <style:style style:name="co14" style:family="table-column">
      <style:table-column-properties fo:break-before="auto" style:column-width="1.9138in"/>
    </style:style>
    <style:style style:name="co15" style:family="table-column">
      <style:table-column-properties fo:break-before="auto" style:column-width="1.4453in"/>
    </style:style>
    <style:style style:name="co16" style:family="table-column">
      <style:table-column-properties fo:break-before="auto" style:column-width="0.9091in"/>
    </style:style>
    <style:style style:name="co17" style:family="table-column">
      <style:table-column-properties fo:break-before="auto" style:column-width="12.5819in"/>
    </style:style>
    <style:style style:name="co18" style:family="table-column">
      <style:table-column-properties fo:break-before="auto" style:column-width="1.5256in"/>
    </style:style>
    <style:style style:name="co19" style:family="table-column">
      <style:table-column-properties fo:break-before="auto" style:column-width="2.45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1.2839in"/>
    </style:style>
    <style:style style:name="co22" style:family="table-column">
      <style:table-column-properties fo:break-before="auto" style:column-width="0.7217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1.2437in"/>
    </style:style>
    <style:style style:name="co25" style:family="table-column">
      <style:table-column-properties fo:break-before="auto" style:column-width="15.598in"/>
    </style:style>
    <style:style style:name="co26" style:family="table-column">
      <style:table-column-properties fo:break-before="auto" style:column-width="2.5016in"/>
    </style:style>
    <style:style style:name="co27" style:family="table-column">
      <style:table-column-properties fo:break-before="auto" style:column-width="8.509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My_20_Lists_20_Worksheet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#e8e8e8" style:rotation-align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 Lists 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995" table:default-cell-style-name="Default"/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Manufacturer Part Number</text:p>
          </table:table-cell>
          <table:table-cell table:style-name="ce3" office:value-type="string" calcext:value-type="string">
            <text:p>Manufacturer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vailability</text:p>
          </table:table-cell>
          <table:table-cell table:style-name="ce3" office:value-type="string" calcext:value-type="string">
            <text:p>Stock Status</text:p>
          </table:table-cell>
          <table:table-cell table:style-name="ce3" office:value-type="string" calcext:value-type="string">
            <text:p>Attrition %</text:p>
          </table:table-cell>
          <table:table-cell table:style-name="ce3" office:value-type="string" calcext:value-type="string">
            <text:p>Requested Quantity</text:p>
          </table:table-cell>
          <table:table-cell table:style-name="ce3" office:value-type="string" calcext:value-type="string">
            <text:p>Pack Quantity</text:p>
          </table:table-cell>
          <table:table-cell table:style-name="ce3" office:value-type="string" calcext:value-type="string">
            <text:p>Pack Type</text:p>
          </table:table-cell>
          <table:table-cell table:style-name="ce3" office:value-type="string" calcext:value-type="string">
            <text:p>Digi-Key Part Number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Extended Price</text:p>
          </table:table-cell>
          <table:table-cell table:style-name="ce3" office:value-type="string" calcext:value-type="string">
            <text:p>Minimum Order Quantity</text:p>
          </table:table-cell>
          <table:table-cell table:style-name="ce3" office:value-type="string" calcext:value-type="string">
            <text:p>Customer Reference</text:p>
          </table:table-cell>
          <table:table-cell table:style-name="ce3" office:value-type="string" calcext:value-type="string">
            <text:p>Requested Part Number</text:p>
          </table:table-cell>
          <table:table-cell table:style-name="ce3" office:value-type="string" calcext:value-type="string">
            <text:p>Lead Weeks</text:p>
          </table:table-cell>
          <table:table-cell table:style-name="ce3" office:value-type="string" calcext:value-type="string">
            <text:p>Datasheet</text:p>
          </table:table-cell>
          <table:table-cell table:style-name="ce3" office:value-type="string" calcext:value-type="string">
            <text:p>Reference Designator</text:p>
          </table:table-cell>
          <table:table-cell table:style-name="ce3" office:value-type="string" calcext:value-type="string">
            <text:p>US Import Tariff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Part Status</text:p>
          </table:table-cell>
          <table:table-cell table:style-name="ce3" office:value-type="string" calcext:value-type="string">
            <text:p>RoHS Status</text:p>
          </table:table-cell>
          <table:table-cell table:style-name="ce3" office:value-type="string" calcext:value-type="string">
            <text:p>ECCN</text:p>
          </table:table-cell>
          <table:table-cell table:style-name="ce3" office:value-type="string" calcext:value-type="string">
            <text:p>HTSUS</text:p>
          </table:table-cell>
          <table:table-cell table:style-name="ce3" office:value-type="string" calcext:value-type="string">
            <text:p>Country of Origin</text:p>
          </table:table-cell>
          <table:table-cell table:style-name="ce3" office:value-type="string" calcext:value-type="string">
            <text:p>Environmental Information</text:p>
          </table:table-cell>
          <table:table-cell table:style-name="ce3" office:value-type="string" calcext:value-type="string">
            <text:p>Original Part numbers</text:p>
          </table:table-cell>
          <table:table-cell table:style-name="ce3" office:value-type="string" calcext:value-type="string">
            <text:p>Image</text:p>
          </table:table-cell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M1821IRTER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TEREO-CHANNEL, 32-BIT, 192-KHZ,</text:p>
          </table:table-cell>
          <table:table-cell table:style-name="ce2" office:value-type="string" calcext:value-type="string">
            <text:p>5,57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96-PCM1821IRTERCT-ND</text:p>
          </table:table-cell>
          <table:table-cell table:style-name="ce2" office:value-type="string" calcext:value-type="string">
            <text:p>4.05000</text:p>
          </table:table-cell>
          <table:table-cell table:style-name="ce2" office:value-type="string" calcext:value-type="string">
            <text:p>$4.0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96-PCM1821IRTERCT-ND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<text:a xlink:href="https://www.ti.com/general/docs/suppproductinfo.tsp?distId=10&amp;gotoUrl=https://www.ti.com/lit/gpn/pcm1821" xlink:type="simple">https://www.ti.com/general/docs/suppproductinfo.tsp?distId=10&amp;gotoUrl=https://www.ti.com/lit/gpn/pcm1821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Not applicable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296-PCM1821IRTERCT-ND</text:p>
          </table:table-cell>
          <table:table-cell table:style-name="ce2" office:value-type="string" calcext:value-type="string">
            <text:p><text:a xlink:href="https://media.digikey.com/Renders/Texas%20Instr%20Renders/296~4225900~RTE~20.JPG" xlink:type="simple">https://media.digikey.com/Renders/Texas%20Instr%20Renders/296~4225900~RTE~2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TM32F412VET3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IC MCU 32BIT 512KB FLASH 100LQFP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497-18547-ND</text:p>
          </table:table-cell>
          <table:table-cell table:style-name="ce2" office:value-type="string" calcext:value-type="string">
            <text:p>12.40000</text:p>
          </table:table-cell>
          <table:table-cell table:style-name="ce2" office:value-type="string" calcext:value-type="string">
            <text:p>$12.4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TM32F412VET3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<text:a xlink:href="https://www.st.com/content/ccc/resource/technical/document/datasheet/15/90/07/b3/8c/10/4e/95/DM00213872.pdf/files/DM00213872.pdf/jcr:content/translations/en.DM00213872.pdf" xlink:type="simple">https://www.st.com/content/ccc/resource/technical/document/datasheet/15/90/07/b3/8c/10/4e/95/DM00213872.pdf/files/DM00213872.pdf/jcr:content/translations/en.DM0021387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3A991A2</text:p>
          </table:table-cell>
          <table:table-cell table:style-name="ce2" office:value-type="string" calcext:value-type="string">
            <text:p>8542.31.0001</text:p>
          </table:table-cell>
          <table:table-cell table:style-name="ce2" office:value-type="string" calcext:value-type="string">
            <text:p>Philippines</text:p>
          </table:table-cell>
          <table:table-cell table:style-name="ce2"/>
          <table:table-cell table:style-name="ce2" office:value-type="string" calcext:value-type="string">
            <text:p>STM32F412VET3</text:p>
          </table:table-cell>
          <table:table-cell table:style-name="ce2" office:value-type="string" calcext:value-type="string">
            <text:p><text:a xlink:href="https://media.digikey.com/Renders/STMicro%20Renders/497;-1L_ME;-T;-100.jpg" xlink:type="simple">https://media.digikey.com/Renders/STMicro%20Renders/497;-1L_ME;-T;-10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CM12SMTR</text:p>
          </table:table-cell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SWITCH SLIDE SPDT 300MA 6V</text:p>
          </table:table-cell>
          <table:table-cell table:style-name="ce2" office:value-type="string" calcext:value-type="string">
            <text:p>28,29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01-2016-1-ND</text:p>
          </table:table-cell>
          <table:table-cell table:style-name="ce2" office:value-type="string" calcext:value-type="string">
            <text:p>0.93000</text:p>
          </table:table-cell>
          <table:table-cell table:style-name="ce2" office:value-type="string" calcext:value-type="string">
            <text:p>$0.9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CM12SMTR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<text:a xlink:href="https://www.ckswitches.com/media/1424/pcm.pdf" xlink:type="simple">https://www.ckswitches.com/media/1424/pcm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50.905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ckswitches.com/media/3448/rohs-reach-compliance-certificate.pdf</text:p>
          </table:table-cell>
          <table:table-cell table:style-name="ce2" office:value-type="string" calcext:value-type="string">
            <text:p>PCM12SMTR</text:p>
          </table:table-cell>
          <table:table-cell table:style-name="ce2" office:value-type="string" calcext:value-type="string">
            <text:p><text:a xlink:href="https://media.digikey.com/photos/CK%20Comp%20Photos/PCM12SMTR.JPG" xlink:type="simple">https://media.digikey.com/photos/CK%20Comp%20Photos/PCM12SMTR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CA9634PW,118</text:p>
          </table:table-cell>
          <table:table-cell table:style-name="ce2" office:value-type="string" calcext:value-type="string">
            <text:p>NXP USA Inc.</text:p>
          </table:table-cell>
          <table:table-cell table:style-name="ce2" office:value-type="string" calcext:value-type="string">
            <text:p>IC LED DRVR PS I2C 25MA 20TSSOP</text:p>
          </table:table-cell>
          <table:table-cell table:style-name="ce2" office:value-type="string" calcext:value-type="string">
            <text:p>1,48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568-4066-1-ND</text:p>
          </table:table-cell>
          <table:table-cell table:style-name="ce2" office:value-type="string" calcext:value-type="string">
            <text:p>2.15000</text:p>
          </table:table-cell>
          <table:table-cell table:style-name="ce2" office:value-type="string" calcext:value-type="string">
            <text:p>$6.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68-4066-2-ND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<text:a xlink:href="https://www.nxp.com/docs/en/data-sheet/PCA9634.pdf" xlink:type="simple">https://www.nxp.com/docs/en/data-sheet/PCA9634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https://www.nxp.com/docs/en/supporting-information/NXP-ROHS-DECLARATION.pdf|https://www.nxp.com/docs/en/supporting-information/NXP-REACH-STATEMENT.pdf</text:p>
          </table:table-cell>
          <table:table-cell table:style-name="ce2" office:value-type="string" calcext:value-type="string">
            <text:p>568-4066-2-ND</text:p>
          </table:table-cell>
          <table:table-cell table:style-name="ce2" office:value-type="string" calcext:value-type="string">
            <text:p><text:a xlink:href="https://media.digikey.com/Renders/~~Pkg.Case%20or%20Series/20-TSSOP.jpg" xlink:type="simple">https://media.digikey.com/Renders/~~Pkg.Case%20or%20Series/20-TSSOP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LG55021-200010V</text:p>
          </table:table-cell>
          <table:table-cell table:style-name="ce2" office:value-type="string" calcext:value-type="string">
            <text:p>Renesas Design Germany GmbH</text:p>
          </table:table-cell>
          <table:table-cell table:style-name="ce2" office:value-type="string" calcext:value-type="string">
            <text:p>IC GATE DRVR HIGH-SIDE 8TDFN</text:p>
          </table:table-cell>
          <table:table-cell table:style-name="ce2" office:value-type="string" calcext:value-type="string">
            <text:p>337,781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827-1047-1-ND</text:p>
          </table:table-cell>
          <table:table-cell table:style-name="ce2" office:value-type="string" calcext:value-type="string">
            <text:p>0.63000</text:p>
          </table:table-cell>
          <table:table-cell table:style-name="ce2" office:value-type="string" calcext:value-type="string">
            <text:p>$0.6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LG5502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<text:a xlink:href="https://www.renesas.com/us/en/document/dst/slg55021-200010v-datasheet?language=en" xlink:type="simple">https://www.renesas.com/us/en/document/dst/slg55021-200010v-datasheet?language=en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Taiwan</text:p>
          </table:table-cell>
          <table:table-cell table:style-name="ce2"/>
          <table:table-cell table:style-name="ce2" office:value-type="string" calcext:value-type="string">
            <text:p>SLG55021</text:p>
          </table:table-cell>
          <table:table-cell table:style-name="ce2" office:value-type="string" calcext:value-type="string">
            <text:p><text:a xlink:href="https://media.digikey.com/Renders/Silego%20Tech/1827;8TDFN-0.80-2x2;;8.jpg" xlink:type="simple">https://media.digikey.com/Renders/Silego%20Tech/1827;8TDFN-0.80-2x2;;8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R485LVQT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IC TRANSCEIVER HALF 1/1 10DFN</text:p>
          </table:table-cell>
          <table:table-cell table:style-name="ce2" office:value-type="string" calcext:value-type="string">
            <text:p>18,99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97-18335-1-ND</text:p>
          </table:table-cell>
          <table:table-cell table:style-name="ce2" office:value-type="string" calcext:value-type="string">
            <text:p>4.50000</text:p>
          </table:table-cell>
          <table:table-cell table:style-name="ce2" office:value-type="string" calcext:value-type="string">
            <text:p>$4.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97-18335-2-ND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<text:a xlink:href="https://www.st.com/resource/en/datasheet/str485.pdf" xlink:type="simple">https://www.st.com/resource/en/datasheet/str485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2" office:value-type="string" calcext:value-type="string">
            <text:p>497-18335-2-ND</text:p>
          </table:table-cell>
          <table:table-cell table:style-name="ce2" office:value-type="string" calcext:value-type="string">
            <text:p><text:a xlink:href="https://media.digikey.com/Renders/STMicro%20Renders/497_10-VFDFN%20Exposed%20Pad.jpg" xlink:type="simple">https://media.digikey.com/Renders/STMicro%20Renders/497_10-VFDFN%20Exposed%20Pad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A4181A2IPWR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IC CURR SENSE 4 CIRCUIT 20TSSOP</text:p>
          </table:table-cell>
          <table:table-cell table:style-name="ce2" office:value-type="string" calcext:value-type="string">
            <text:p>5,56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96-49082-1-ND</text:p>
          </table:table-cell>
          <table:table-cell table:style-name="ce2" office:value-type="string" calcext:value-type="string">
            <text:p>1.25000</text:p>
          </table:table-cell>
          <table:table-cell table:style-name="ce2" office:value-type="string" calcext:value-type="string">
            <text:p>$2.5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96-49082-2-ND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ina4181" xlink:type="simple">https://www.ti.com/general/docs/suppproductinfo.tsp?distId=10&amp;gotoUrl=https%3A%2F%2Fwww.ti.com%2Flit%2Fgpn%2Fina4181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3.0001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2" office:value-type="string" calcext:value-type="string">
            <text:p>296-49082-2-ND</text:p>
          </table:table-cell>
          <table:table-cell table:style-name="ce2" office:value-type="string" calcext:value-type="string">
            <text:p><text:a xlink:href="https://media.digikey.com/Renders/Texas%20Instr%20Renders/296;4040064-5;PW;20.jpg" xlink:type="simple">https://media.digikey.com/Renders/Texas%20Instr%20Renders/296;4040064-5;PW;2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P3401DNTR-G1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IC REG BUCK ADJ 1A UDFN2020-6</text:p>
          </table:table-cell>
          <table:table-cell table:style-name="ce2" office:value-type="string" calcext:value-type="string">
            <text:p>261,63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AP3401DNTR-G1DICT-ND</text:p>
          </table:table-cell>
          <table:table-cell table:style-name="ce2" office:value-type="string" calcext:value-type="string">
            <text:p>0.45000</text:p>
          </table:table-cell>
          <table:table-cell table:style-name="ce2" office:value-type="string" calcext:value-type="string">
            <text:p>$0.4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P3401DNTR-G1DITR-ND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diodes.com/assets/Datasheets/AP3401.pdf" xlink:type="simple">https://www.diodes.com/assets/Datasheets/AP3401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diodes.com/assets/Quality-Reliability-Docs/Master_CofC.pdf</text:p>
          </table:table-cell>
          <table:table-cell table:style-name="ce2" office:value-type="string" calcext:value-type="string">
            <text:p>AP3401DNTR-G1DITR-ND</text:p>
          </table:table-cell>
          <table:table-cell table:style-name="ce2" office:value-type="string" calcext:value-type="string">
            <text:p><text:a xlink:href="https://media.digikey.com/Renders/Diodes%20Renders/31;U-DFN2020-6TypeJ;;6.jpg" xlink:type="simple">https://media.digikey.com/Renders/Diodes%20Renders/31;U-DFN2020-6TypeJ;;6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M22673MRE-5.0/NOPB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IC REG BUCK 5V 3A 8SOPWR</text:p>
          </table:table-cell>
          <table:table-cell table:style-name="ce2" office:value-type="string" calcext:value-type="string">
            <text:p>3,89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LM22673MRE-5.0/NOPBCT-ND</text:p>
          </table:table-cell>
          <table:table-cell table:style-name="ce2" office:value-type="string" calcext:value-type="string">
            <text:p>6.04000</text:p>
          </table:table-cell>
          <table:table-cell table:style-name="ce2" office:value-type="string" calcext:value-type="string">
            <text:p>$6.0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M22673MRE-5.0/NOPBTR-ND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lm22673" xlink:type="simple">https://www.ti.com/general/docs/suppproductinfo.tsp?distId=10&amp;gotoUrl=https%3A%2F%2Fwww.ti.com%2Flit%2Fgpn%2Flm22673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2" office:value-type="string" calcext:value-type="string">
            <text:p>LM22673MRE-5.0/NOPBTR-ND</text:p>
          </table:table-cell>
          <table:table-cell table:style-name="ce2" office:value-type="string" calcext:value-type="string">
            <text:p><text:a xlink:href="https://media.digikey.com/Renders/Texas%20Instr%20Renders/296;-4202561;-DDA;-8.jpg" xlink:type="simple">https://media.digikey.com/Renders/Texas%20Instr%20Renders/296;-4202561;-DDA;-8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PS7A9401DSCR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1-A, ULTRA-LOW NOISE, ULTRA-HIGH</text:p>
          </table:table-cell>
          <table:table-cell table:style-name="ce2" office:value-type="string" calcext:value-type="string">
            <text:p>5,94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96-TPS7A9401DSCRCT-ND</text:p>
          </table:table-cell>
          <table:table-cell table:style-name="ce2" office:value-type="string" calcext:value-type="string">
            <text:p>7.32000</text:p>
          </table:table-cell>
          <table:table-cell table:style-name="ce2" office:value-type="string" calcext:value-type="string">
            <text:p>$7.3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96-TPS7A9401DSCRTR-ND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ti.com/lit/ds/symlink/tps7a94.pdf" xlink:type="simple">https://www.ti.com/lit/ds/symlink/tps7a94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2.39.0001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296-TPS7A9401DSCRTR-ND</text:p>
          </table:table-cell>
          <table:table-cell table:style-name="ce2" office:value-type="string" calcext:value-type="string">
            <text:p><text:a xlink:href="https://media.digikey.com/Renders/Texas%20Instr%20Renders/296~4221826~DSC~10.jpg" xlink:type="simple">https://media.digikey.com/Renders/Texas%20Instr%20Renders/296~4221826~DSC~1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CS-.327-12.5-34B-TR</text:p>
          </table:table-cell>
          <table:table-cell table:style-name="ce2" office:value-type="string" calcext:value-type="string">
            <text:p>ECS Inc.</text:p>
          </table:table-cell>
          <table:table-cell table:style-name="ce2" office:value-type="string" calcext:value-type="string">
            <text:p>CRYSTAL 32.7680KHZ 12.5PF SMD</text:p>
          </table:table-cell>
          <table:table-cell table:style-name="ce2" office:value-type="string" calcext:value-type="string">
            <text:p>618,64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XC1617CT-ND</text:p>
          </table:table-cell>
          <table:table-cell table:style-name="ce2" office:value-type="string" calcext:value-type="string">
            <text:p>0.68000</text:p>
          </table:table-cell>
          <table:table-cell table:style-name="ce2" office:value-type="string" calcext:value-type="string">
            <text:p>$0.6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XC1617CT-ND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<text:a xlink:href="https://ecsxtal.com/store/pdf/ecx-31b.pdf" xlink:type="simple">https://ecsxtal.com/store/pdf/ecx-31b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60.001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XC1617CT-ND</text:p>
          </table:table-cell>
          <table:table-cell table:style-name="ce2" office:value-type="string" calcext:value-type="string">
            <text:p><text:a xlink:href="https://media.digikey.com/Photos/ECS%20Photos/MFG_ECS-CRYSTAL-2SMD-NOLEADS.jpg" xlink:type="simple">https://media.digikey.com/Photos/ECS%20Photos/MFG_ECS-CRYSTAL-2SMD-NOLEAD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STNE16M0V530000R0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ERAMIC RES 16.0000MHZ 15PF SMD</text:p>
          </table:table-cell>
          <table:table-cell table:style-name="ce2" office:value-type="string" calcext:value-type="string">
            <text:p>150,21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90-17948-1-ND</text:p>
          </table:table-cell>
          <table:table-cell table:style-name="ce2" office:value-type="string" calcext:value-type="string">
            <text:p>0.25000</text:p>
          </table:table-cell>
          <table:table-cell table:style-name="ce2" office:value-type="string" calcext:value-type="string">
            <text:p>$0.2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90-17948-1-ND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<text:a xlink:href="https://www.murata.com/en/products/productdata/8801162231838/SPEC-CSTNE16M0V530000R0.pdf" xlink:type="simple">https://www.murata.com/en/products/productdata/8801162231838/SPEC-CSTNE16M0V530000R0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8.00.000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490-17948-1-ND</text:p>
          </table:table-cell>
          <table:table-cell table:style-name="ce2" office:value-type="string" calcext:value-type="string">
            <text:p><text:a xlink:href="https://media.digikey.com/photos/Murata%20Photos/CSTCR-G%20SERIES.jpg" xlink:type="simple">https://media.digikey.com/photos/Murata%20Photos/CSTCR-G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C33X-1-472E</text:p>
          </table:table-cell>
          <table:table-cell table:style-name="ce2" office:value-type="string" calcext:value-type="string">
            <text:p>Bourns Inc.</text:p>
          </table:table-cell>
          <table:table-cell table:style-name="ce2" office:value-type="string" calcext:value-type="string">
            <text:p>TRIMMER 4.7K OHM 0.1W J LEAD TOP</text:p>
          </table:table-cell>
          <table:table-cell table:style-name="ce2" office:value-type="string" calcext:value-type="string">
            <text:p>4,990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18-TC33X-1-472ECT-ND</text:p>
          </table:table-cell>
          <table:table-cell table:style-name="ce2" office:value-type="string" calcext:value-type="string">
            <text:p>0.28000</text:p>
          </table:table-cell>
          <table:table-cell table:style-name="ce2" office:value-type="string" calcext:value-type="string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18-TC33X-1-472ECT-ND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<text:a xlink:href="https://www.bourns.com/docs/Product-Datasheets/TC33.pdf" xlink:type="simple">https://www.bourns.com/docs/Product-Datasheets/TC33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40.805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bourns.com/docs/rohs-cofc/cofc_trim2.pdf?sfvrsn=d03d9c0f_4|https://www.bourns.com/docs/rohs-content/bourns-reach-letter.pdf</text:p>
          </table:table-cell>
          <table:table-cell table:style-name="ce2" office:value-type="string" calcext:value-type="string">
            <text:p>118-TC33X-1-472ECT-ND</text:p>
          </table:table-cell>
          <table:table-cell table:style-name="ce2" office:value-type="string" calcext:value-type="string">
            <text:p><text:a xlink:href="https://media.digikey.com/photos/Bourns%20Photos/TC33X%20SERIES.jpg" xlink:type="simple">https://media.digikey.com/photos/Bourns%20Photos/TC33X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EZ5V6,L3F</text:p>
          </table:table-cell>
          <table:table-cell table:style-name="ce2" office:value-type="string" calcext:value-type="string">
            <text:p>Toshiba Semiconductor and Storage</text:p>
          </table:table-cell>
          <table:table-cell table:style-name="ce2" office:value-type="string" calcext:value-type="string">
            <text:p>TVS DIODE 5.6VWM 9VC ESC</text:p>
          </table:table-cell>
          <table:table-cell table:style-name="ce2" office:value-type="string" calcext:value-type="string">
            <text:p>7,011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64-CEZ5V6L3FCT-ND</text:p>
          </table:table-cell>
          <table:table-cell table:style-name="ce2" office:value-type="string" calcext:value-type="string">
            <text:p>0.31000</text:p>
          </table:table-cell>
          <table:table-cell table:style-name="ce2" office:value-type="string" calcext:value-type="string">
            <text:p>$1.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EZ5V6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<text:a xlink:href="https://toshiba.semicon-storage.com/info/CEZ5V6_datasheet_en_20201026.pdf?did=69323&amp;prodName=CEZ5V6" xlink:type="simple">https://toshiba.semicon-storage.com/info/CEZ5V6_datasheet_en_20201026.pdf?did=69323&amp;prodName=CEZ5V6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10.0050</text:p>
          </table:table-cell>
          <table:table-cell table:style-name="ce2" office:value-type="string" calcext:value-type="string">
            <text:p>Thailand</text:p>
          </table:table-cell>
          <table:table-cell table:style-name="ce2"/>
          <table:table-cell table:style-name="ce2" office:value-type="string" calcext:value-type="string">
            <text:p>CEZ5V6</text:p>
          </table:table-cell>
          <table:table-cell table:style-name="ce2" office:value-type="string" calcext:value-type="string">
            <text:p><text:a xlink:href="https://media.digikey.com/Photos/Toshiba%20Photos/MFG_ESC.jpg" xlink:type="simple">https://media.digikey.com/Photos/Toshiba%20Photos/MFG_ESC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MAJ14CA-13-F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TVS DIODE 14VWM 23.2VC SMA</text:p>
          </table:table-cell>
          <table:table-cell table:style-name="ce2" office:value-type="string" calcext:value-type="string">
            <text:p>170,451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SMAJ14CA-FDICT-ND</text:p>
          </table:table-cell>
          <table:table-cell table:style-name="ce2" office:value-type="string" calcext:value-type="string">
            <text:p>0.33000</text:p>
          </table:table-cell>
          <table:table-cell table:style-name="ce2" office:value-type="string" calcext:value-type="string">
            <text:p>$11.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MAJ14CA-FDICT-ND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<text:a xlink:href="https://www.diodes.com/assets/Datasheets/SMAJ5.0CA-SMAJ200CA.pdf" xlink:type="simple">https://www.diodes.com/assets/Datasheets/SMAJ5.0CA-SMAJ200CA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10.008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diodes.com/assets/Quality-Reliability-Docs/Master_CofC.pdf</text:p>
          </table:table-cell>
          <table:table-cell table:style-name="ce2" office:value-type="string" calcext:value-type="string">
            <text:p>SMAJ14CA-FDICT-ND</text:p>
          </table:table-cell>
          <table:table-cell table:style-name="ce2" office:value-type="string" calcext:value-type="string">
            <text:p><text:a xlink:href="https://media.digikey.com/Renders/Diodes%20Renders/DO-214AA_SMB.jpg" xlink:type="simple">https://media.digikey.com/Renders/Diodes%20Renders/DO-214AA_SMB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TST-S321TBKT</text:p>
          </table:table-cell>
          <table:table-cell table:style-name="ce2" office:value-type="string" calcext:value-type="string">
            <text:p>Lite-On Inc.</text:p>
          </table:table-cell>
          <table:table-cell table:style-name="ce2" office:value-type="string" calcext:value-type="string">
            <text:p>LED BLUE CLEAR 1208 SMD R/A</text:p>
          </table:table-cell>
          <table:table-cell table:style-name="ce2" office:value-type="string" calcext:value-type="string">
            <text:p>36,09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60-2217-1-ND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LTST-S321TBKT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optoelectronics.liteon.com/upload/download/DS22-2010-0048/LTST-S321TBKT.pdf" xlink:type="simple">https://optoelectronics.liteon.com/upload/download/DS22-2010-0048/LTST-S321TBKT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41.000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LTST-S321TBKT</text:p>
          </table:table-cell>
          <table:table-cell table:style-name="ce2" office:value-type="string" calcext:value-type="string">
            <text:p><text:a xlink:href="https://media.digikey.com/Photos/Lite%20On%20Photos/MFG_LTST-S321.jpg" xlink:type="simple">https://media.digikey.com/Photos/Lite%20On%20Photos/MFG_LTST-S321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K36AHE3-LTP</text:p>
          </table:table-cell>
          <table:table-cell table:style-name="ce2" office:value-type="string" calcext:value-type="string">
            <text:p>Micro Commercial Co</text:p>
          </table:table-cell>
          <table:table-cell table:style-name="ce2" office:value-type="string" calcext:value-type="string">
            <text:p>DIODE SCHOTTKY 60V 3A DO214AC</text:p>
          </table:table-cell>
          <table:table-cell table:style-name="ce2" office:value-type="string" calcext:value-type="string">
            <text:p>4,900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53-SK36AHE3-LTPCT-ND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SK36AHE3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<text:a xlink:href="https://www.mccsemi.com/pdf/Products/SK34AHE3-L-SK310AHE3-L(DO-214AC).pdf" xlink:type="simple">https://www.mccsemi.com/pdf/Products/SK34AHE3-L-SK310AHE3-L(DO-214AC)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10.008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SK36AHE3</text:p>
          </table:table-cell>
          <table:table-cell table:style-name="ce2" office:value-type="string" calcext:value-type="string">
            <text:p><text:a xlink:href="https://media.digikey.com/Renders/Micro%20Commercial%20Renders/353~DO214AC(SMA)~~2-Top.jpg" xlink:type="simple">https://media.digikey.com/Renders/Micro%20Commercial%20Renders/353~DO214AC(SMA)~~2-Top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557-10</text:p>
          </table:table-cell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FUSE HOLDER BLADE 30A PCB</text:p>
          </table:table-cell>
          <table:table-cell table:style-name="ce2" office:value-type="string" calcext:value-type="string">
            <text:p>3,90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36-3557-10-ND</text:p>
          </table:table-cell>
          <table:table-cell table:style-name="ce2" office:value-type="string" calcext:value-type="string">
            <text:p>1.33000</text:p>
          </table:table-cell>
          <table:table-cell table:style-name="ce2" office:value-type="string" calcext:value-type="string">
            <text:p>$1.3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557-1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<text:a xlink:href="https://www.keyelco.com/userAssets/file/M65p41.pdf" xlink:type="simple">https://www.keyelco.com/userAssets/file/M65p41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40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https://www.keyelco.com/userAssets/file/reach.pdf|https://www.keyelco.com/userAssets/file/Keystone-Prop65%20Declare2022.pdf|https://www.keyelco.com/userAssets/file/RoHS_Statement.pdf</text:p>
          </table:table-cell>
          <table:table-cell table:style-name="ce2" office:value-type="string" calcext:value-type="string">
            <text:p>3557-10</text:p>
          </table:table-cell>
          <table:table-cell table:style-name="ce2" office:value-type="string" calcext:value-type="string">
            <text:p><text:a xlink:href="https://media.digikey.com/Photos/Keystone%20Elect%20Photos/MFG_35x7-10.jpg" xlink:type="simple">https://media.digikey.com/Photos/Keystone%20Elect%20Photos/MFG_35x7-1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50-3530642</text:p>
          </table:table-cell>
          <table:table-cell table:style-name="ce2" office:value-type="string" calcext:value-type="string">
            <text:p>Harwin Inc.</text:p>
          </table:table-cell>
          <table:table-cell table:style-name="ce2" office:value-type="string" calcext:value-type="string">
            <text:p>CONN HEADER VERT 6POS 1.27MM</text:p>
          </table:table-cell>
          <table:table-cell table:style-name="ce2" office:value-type="string" calcext:value-type="string">
            <text:p>27,03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952-3602-ND</text:p>
          </table:table-cell>
          <table:table-cell table:style-name="ce2" office:value-type="string" calcext:value-type="string">
            <text:p>0.29000</text:p>
          </table:table-cell>
          <table:table-cell table:style-name="ce2" office:value-type="string" calcext:value-type="string">
            <text:p>$0.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M50-3530642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<text:a xlink:href="https://cdn.harwin.com/pdfs/C029XX_M50_and_M52_Series_Connectors.pdf" xlink:type="simple">https://cdn.harwin.com/pdfs/C029XX_M50_and_M52_Series_Connectors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4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cdn.harwin.com/pdfs/HF-338_REACH_Statement.pdf|https://www.harwin.com/products/M50-3530642/rohs-compliance-statement/</text:p>
          </table:table-cell>
          <table:table-cell table:style-name="ce2" office:value-type="string" calcext:value-type="string">
            <text:p>M50-3530642</text:p>
          </table:table-cell>
          <table:table-cell table:style-name="ce2" office:value-type="string" calcext:value-type="string">
            <text:p><text:a xlink:href="https://media.digikey.com/Photos/Harwin/MFG_M50-3530642.jpg" xlink:type="simple">https://media.digikey.com/Photos/Harwin/MFG_M50-3530642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J-63073E</text:p>
          </table:table-cell>
          <table:table-cell table:style-name="ce2" office:value-type="string" calcext:value-type="string">
            <text:p>CUI Devices</text:p>
          </table:table-cell>
          <table:table-cell table:style-name="ce2" office:value-type="string" calcext:value-type="string">
            <text:p>AUDIO JACK, 6.35 MM, HORIZONTAL,</text:p>
          </table:table-cell>
          <table:table-cell table:style-name="ce2" office:value-type="string" calcext:value-type="string">
            <text:p>64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2223-SJ-63073E-ND</text:p>
          </table:table-cell>
          <table:table-cell table:style-name="ce2" office:value-type="string" calcext:value-type="string">
            <text:p>1.87000</text:p>
          </table:table-cell>
          <table:table-cell table:style-name="ce2" office:value-type="string" calcext:value-type="string">
            <text:p>$1.8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223-SJ-63073E-ND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<text:a xlink:href="https://www.cuidevices.com/product/resource/sj-6307.pdf" xlink:type="simple">https://www.cuidevices.com/product/resource/sj-6307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4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cuidevices.com/product/resource/material-compliance/sj-63073e</text:p>
          </table:table-cell>
          <table:table-cell table:style-name="ce2" office:value-type="string" calcext:value-type="string">
            <text:p>2223-SJ-63073E-ND</text:p>
          </table:table-cell>
          <table:table-cell table:style-name="ce2" office:value-type="string" calcext:value-type="string">
            <text:p><text:a xlink:href="https://media.digikey.com/Photos/CUI%20Photos/MFG_SJ-63073E.jpg" xlink:type="simple">https://media.digikey.com/Photos/CUI%20Photos/MFG_SJ-63073E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P30082</text:p>
          </table:table-cell>
          <table:table-cell table:style-name="ce2" office:value-type="string" calcext:value-type="string">
            <text:p>CLIFF Electronic Components Ltd</text:p>
          </table:table-cell>
          <table:table-cell table:style-name="ce2" office:value-type="string" calcext:value-type="string">
            <text:p>FEMALE AIRTIGHT XLR CONNECTOR 9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4654-CP30082-ND</text:p>
          </table:table-cell>
          <table:table-cell table:style-name="ce2" office:value-type="string" calcext:value-type="string">
            <text:p>8.32000</text:p>
          </table:table-cell>
          <table:table-cell table:style-name="ce2" office:value-type="string" calcext:value-type="string">
            <text:p>$8.3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P30082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<text:a xlink:href="https://www.cliffusa.com/products/xlr/AirtightXLR.pdf" xlink:type="simple">https://www.cliffusa.com/products/xlr/AirtightXLR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20</text:p>
          </table:table-cell>
          <table:table-cell table:style-name="ce2" office:value-type="string" calcext:value-type="string">
            <text:p>United Kingdom</text:p>
          </table:table-cell>
          <table:table-cell table:style-name="ce2"/>
          <table:table-cell table:style-name="ce2" office:value-type="string" calcext:value-type="string">
            <text:p>CP30082</text:p>
          </table:table-cell>
          <table:table-cell table:style-name="ce2" office:value-type="string" calcext:value-type="string">
            <text:p><text:a xlink:href="https://media.digikey.com/Photos/3185-Cliff-Electronics/MFG_CP30082.jpg" xlink:type="simple">https://media.digikey.com/Photos/3185-Cliff-Electronics/MFG_CP30082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82-037-113R531</text:p>
          </table:table-cell>
          <table:table-cell table:style-name="ce2" office:value-type="string" calcext:value-type="string">
            <text:p>NorComp Inc.</text:p>
          </table:table-cell>
          <table:table-cell table:style-name="ce2" office:value-type="string" calcext:value-type="string">
            <text:p>CONN D-SUB PLUG 37POS R/A SLDR</text:p>
          </table:table-cell>
          <table:table-cell table:style-name="ce2" office:value-type="string" calcext:value-type="string">
            <text:p>6,57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182-37ME-ND</text:p>
          </table:table-cell>
          <table:table-cell table:style-name="ce2" office:value-type="string" calcext:value-type="string">
            <text:p>4.22000</text:p>
          </table:table-cell>
          <table:table-cell table:style-name="ce2" office:value-type="string" calcext:value-type="string">
            <text:p>$4.2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82-037-113R531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<text:a xlink:href="https://content.norcomp.net/rohspdfs/Connectors/18Y/182/182-yyy-113Ryy1.pdf" xlink:type="simple">https://content.norcomp.net/rohspdfs/Connectors/18Y/182/182-yyy-113Ryy1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4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norcomp.net/material-declarations/182-Series/182-037-113R531.pdf</text:p>
          </table:table-cell>
          <table:table-cell table:style-name="ce2" office:value-type="string" calcext:value-type="string">
            <text:p>182-037-113R531</text:p>
          </table:table-cell>
          <table:table-cell table:style-name="ce2" office:value-type="string" calcext:value-type="string">
            <text:p><text:a xlink:href="https://media.digikey.com/photos/Norcomp%20Photos/182-037-113R531.jpg" xlink:type="simple">https://media.digikey.com/photos/Norcomp%20Photos/182-037-113R531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KPJXHT-4S-S</text:p>
          </table:table-cell>
          <table:table-cell table:style-name="ce2" office:value-type="string" calcext:value-type="string">
            <text:p>Kycon, Inc.</text:p>
          </table:table-cell>
          <table:table-cell table:style-name="ce2" office:value-type="string" calcext:value-type="string">
            <text:p>CONN JACK FMALE 4POS TIN SOLDER</text:p>
          </table:table-cell>
          <table:table-cell table:style-name="ce2" office:value-type="string" calcext:value-type="string">
            <text:p>4,40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2092-KPJXHT-4S-S-ND</text:p>
          </table:table-cell>
          <table:table-cell table:style-name="ce2" office:value-type="string" calcext:value-type="string">
            <text:p>2.89000</text:p>
          </table:table-cell>
          <table:table-cell table:style-name="ce2" office:value-type="string" calcext:value-type="string">
            <text:p>$2.8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KPJXHT-4S-S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<text:a xlink:href="https://www.kycon.com/Pub_Eng_Draw/KPJXHT-4S-S.pdf" xlink:type="simple">https://www.kycon.com/Pub_Eng_Draw/KPJXHT-4S-S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20</text:p>
          </table:table-cell>
          <table:table-cell table:style-name="ce2" office:value-type="string" calcext:value-type="string">
            <text:p>Taiwan</text:p>
          </table:table-cell>
          <table:table-cell table:style-name="ce2"/>
          <table:table-cell table:style-name="ce2" office:value-type="string" calcext:value-type="string">
            <text:p>KPJXHT-4S-S</text:p>
          </table:table-cell>
          <table:table-cell table:style-name="ce2" office:value-type="string" calcext:value-type="string">
            <text:p><text:a xlink:href="https://media.digikey.com/photos/Kycon-Inc/KPJXHT-4S-S.jpg" xlink:type="simple">https://media.digikey.com/photos/Kycon-Inc/KPJXHT-4S-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0525593652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CONN FFC VERT 36POS 0.5MM SMD</text:p>
          </table:table-cell>
          <table:table-cell table:style-name="ce2" office:value-type="string" calcext:value-type="string">
            <text:p>13,03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WM7988CT-ND</text:p>
          </table:table-cell>
          <table:table-cell table:style-name="ce2" office:value-type="string" calcext:value-type="string">
            <text:p>4.91000</text:p>
          </table:table-cell>
          <table:table-cell table:style-name="ce2" office:value-type="string" calcext:value-type="string">
            <text:p>$4.9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2559365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<text:a xlink:href="https://www.molex.com/pdm_docs/sd/525593652_sd.pdf" xlink:type="simple">https://www.molex.com/pdm_docs/sd/525593652_sd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51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https://www.molex.com/datasheets/rohspdf/0525593652_rohs.pdf</text:p>
          </table:table-cell>
          <table:table-cell table:style-name="ce2" office:value-type="string" calcext:value-type="string">
            <text:p>0525593652</text:p>
          </table:table-cell>
          <table:table-cell table:style-name="ce2" office:value-type="string" calcext:value-type="string">
            <text:p><text:a xlink:href="https://media.digikey.com/Photos/Molex/0525593652.jpg" xlink:type="simple">https://media.digikey.com/Photos/Molex/0525593652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0541323662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CONN FFC BOTTOM 36POS 0.5MM R/A</text:p>
          </table:table-cell>
          <table:table-cell table:style-name="ce2" office:value-type="string" calcext:value-type="string">
            <text:p>3,83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WM6784CT-ND</text:p>
          </table:table-cell>
          <table:table-cell table:style-name="ce2" office:value-type="string" calcext:value-type="string">
            <text:p>2.30000</text:p>
          </table:table-cell>
          <table:table-cell table:style-name="ce2" office:value-type="string" calcext:value-type="string">
            <text:p>$2.3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541323662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a xlink:href="https://www.molex.com/pdm_docs/sd/541323662_sd.pdf" xlink:type="simple">https://www.molex.com/pdm_docs/sd/541323662_sd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51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https://www.molex.com/datasheets/rohspdf/0541323662_rohs.pdf</text:p>
          </table:table-cell>
          <table:table-cell table:style-name="ce2" office:value-type="string" calcext:value-type="string">
            <text:p>0541323662</text:p>
          </table:table-cell>
          <table:table-cell table:style-name="ce2" office:value-type="string" calcext:value-type="string">
            <text:p><text:a xlink:href="https://media.digikey.com/Photos/Molex/0541323662.jpg" xlink:type="simple">https://media.digikey.com/Photos/Molex/0541323662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JST Sales America Inc.</text:p>
          </table:table-cell>
          <table:table-cell table:style-name="ce2" office:value-type="string" calcext:value-type="string">
            <text:p>CONN HEADER VERT 2POS 2.5MM</text:p>
          </table:table-cell>
          <table:table-cell table:style-name="ce2" office:value-type="string" calcext:value-type="string">
            <text:p>1,157,60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455-2247-ND</text:p>
          </table:table-cell>
          <table:table-cell table:style-name="ce2" office:value-type="string" calcext:value-type="string">
            <text:p>0.15000</text:p>
          </table:table-cell>
          <table:table-cell table:style-name="ce2" office:value-type="string" calcext:value-type="string">
            <text:p>$0.3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55-2247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www.jst-mfg.com/product/pdf/eng/eXH.pdf" xlink:type="simple">https://www.jst-mfg.com/product/pdf/eng/eXH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6.69.404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455-2247-ND</text:p>
          </table:table-cell>
          <table:table-cell table:style-name="ce2" office:value-type="string" calcext:value-type="string">
            <text:p><text:a xlink:href="https://media.digikey.com/photos/JST%20Photos/B2B-XH-A(LF)(SN).jpg" xlink:type="simple">https://media.digikey.com/photos/JST%20Photos/B2B-XH-A(LF)(SN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744786210A</text:p>
          </table:table-cell>
          <table:table-cell table:style-name="ce2" office:value-type="string" calcext:value-type="string">
            <text:p>Würth Elektronik</text:p>
          </table:table-cell>
          <table:table-cell table:style-name="ce2" office:value-type="string" calcext:value-type="string">
            <text:p>FIXED IND 100NH 300MA 1.2OHM SMD</text:p>
          </table:table-cell>
          <table:table-cell table:style-name="ce2" office:value-type="string" calcext:value-type="string">
            <text:p>14,17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732-6275-1-ND</text:p>
          </table:table-cell>
          <table:table-cell table:style-name="ce2" office:value-type="string" calcext:value-type="string">
            <text:p>0.21000</text:p>
          </table:table-cell>
          <table:table-cell table:style-name="ce2" office:value-type="string" calcext:value-type="string">
            <text:p>$0.6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32-6275-1-ND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<text:a xlink:href="https://www.we-online.com/katalog/datasheet/744786210A.pdf" xlink:type="simple">https://www.we-online.com/katalog/datasheet/744786210A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04.50.800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media.digikey.com/pdf/Other%20Related%20Documents/Wurth/Certificate_of_Compliance_ROHS.pdf</text:p>
          </table:table-cell>
          <table:table-cell table:style-name="ce2" office:value-type="string" calcext:value-type="string">
            <text:p>732-6275-1-ND</text:p>
          </table:table-cell>
          <table:table-cell table:style-name="ce2" office:value-type="string" calcext:value-type="string">
            <text:p><text:a xlink:href="https://media.digikey.com/Renders/Wurth%20Electronics%20Renders/Wurth-0603-(1608-Metric).jpg" xlink:type="simple">https://media.digikey.com/Renders/Wurth%20Electronics%20Renders/Wurth-0603-(1608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QH3NPN2R2MMEL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FIXED IND 2.2UH 1.22A 78MOHM SMD</text:p>
          </table:table-cell>
          <table:table-cell table:style-name="ce2" office:value-type="string" calcext:value-type="string">
            <text:p>55,67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90-15950-1-ND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0.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90-15950-1-ND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<text:a xlink:href="https://search.murata.co.jp/Ceramy/image/img/P02/JELF243A-0153.pdf" xlink:type="simple">https://search.murata.co.jp/Ceramy/image/img/P02/JELF243A-0153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04.50.800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490-15950-1-ND</text:p>
          </table:table-cell>
          <table:table-cell table:style-name="ce2" office:value-type="string" calcext:value-type="string">
            <text:p><text:a xlink:href="https://media.digikey.com/Renders/Murata%20Renders/LQH32C_53.jpg" xlink:type="simple">https://media.digikey.com/Renders/Murata%20Renders/LQH32C_53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A4341.223ANLT</text:p>
          </table:table-cell>
          <table:table-cell table:style-name="ce2" office:value-type="string" calcext:value-type="string">
            <text:p>Pulse Electronics</text:p>
          </table:table-cell>
          <table:table-cell table:style-name="ce2" office:value-type="string" calcext:value-type="string">
            <text:p>FIXED IND 22UH 2.5A 190 MOHM SMD</text:p>
          </table:table-cell>
          <table:table-cell table:style-name="ce2" office:value-type="string" calcext:value-type="string">
            <text:p>4,82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553-4011-1-ND</text:p>
          </table:table-cell>
          <table:table-cell table:style-name="ce2" office:value-type="string" calcext:value-type="string">
            <text:p>1.11000</text:p>
          </table:table-cell>
          <table:table-cell table:style-name="ce2" office:value-type="string" calcext:value-type="string">
            <text:p>$1.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53-4011-1-ND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<text:a xlink:href="https://productfinder.pulseelectronics.com/api/open/part-attachments/datasheet/PA4341.223ANLT" xlink:type="simple">https://productfinder.pulseelectronics.com/api/open/part-attachments/datasheet/PA4341.223ANLT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04.50.800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pulseelectronics.com/wp-content/uploads/2023/02/REACH-CoC_SVHC-224.pdf</text:p>
          </table:table-cell>
          <table:table-cell table:style-name="ce2" office:value-type="string" calcext:value-type="string">
            <text:p>553-4011-1-ND</text:p>
          </table:table-cell>
          <table:table-cell table:style-name="ce2" office:value-type="string" calcext:value-type="string">
            <text:p><text:a xlink:href="https://media.digikey.com/Renders/Pulse%20Renders/PA4341.JPG" xlink:type="simple">https://media.digikey.com/Renders/Pulse%20Renders/PA4341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TMFS5C430NLT1G</text:p>
          </table:table-cell>
          <table:table-cell table:style-name="ce2" office:value-type="string" calcext:value-type="string">
            <text:p>onsemi</text:p>
          </table:table-cell>
          <table:table-cell table:style-name="ce2" office:value-type="string" calcext:value-type="string">
            <text:p>MOSFET N-CH 40V 200A 5DFN</text:p>
          </table:table-cell>
          <table:table-cell table:style-name="ce2" office:value-type="string" calcext:value-type="string">
            <text:p>41,36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NTMFS5C430NLT1GOSCT-ND</text:p>
          </table:table-cell>
          <table:table-cell table:style-name="ce2" office:value-type="string" calcext:value-type="string">
            <text:p>2.24000</text:p>
          </table:table-cell>
          <table:table-cell table:style-name="ce2" office:value-type="string" calcext:value-type="string">
            <text:p>$2.2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TMFS5C430NLT1G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<text:a xlink:href="https://www.onsemi.com/pdf/datasheet/ntmfs5c430nl-d.pdf" xlink:type="simple">https://www.onsemi.com/pdf/datasheet/ntmfs5c430nl-d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29.0095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https://www.onsemi.com/site/pdf/RoHS-statement.pdf|https://www.onsemi.com/site/pdf/REACH-compliance-statement.pdf|https://www.onsemi.com/PowerSolutions/MaterialComposition.do?export=pdf&amp;opnId=NTMFS5C430NLT1G</text:p>
          </table:table-cell>
          <table:table-cell table:style-name="ce2" office:value-type="string" calcext:value-type="string">
            <text:p>NTMFS5C430NLT1G</text:p>
          </table:table-cell>
          <table:table-cell table:style-name="ce2" office:value-type="string" calcext:value-type="string">
            <text:p><text:a xlink:href="https://media.digikey.com/Renders/On%20Semi%20Renders/488;-488AA;-;-5.jpg" xlink:type="simple">https://media.digikey.com/Renders/On%20Semi%20Renders/488;-488AA;-;-5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X6008NBKWX</text:p>
          </table:table-cell>
          <table:table-cell table:style-name="ce2" office:value-type="string" calcext:value-type="string">
            <text:p>Nexperia USA Inc.</text:p>
          </table:table-cell>
          <table:table-cell table:style-name="ce2" office:value-type="string" calcext:value-type="string">
            <text:p>NX6008NBKW/SOT323/SC-70</text:p>
          </table:table-cell>
          <table:table-cell table:style-name="ce2" office:value-type="string" calcext:value-type="string">
            <text:p>63,14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727-NX6008NBKWXCT-ND</text:p>
          </table:table-cell>
          <table:table-cell table:style-name="ce2" office:value-type="string" calcext:value-type="string">
            <text:p>0.23000</text:p>
          </table:table-cell>
          <table:table-cell table:style-name="ce2" office:value-type="string" calcext:value-type="string">
            <text:p>$0.4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X6008NBKWX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<text:a xlink:href="https://assets.nexperia.com/documents/data-sheet/NX6008NBKW.pdf" xlink:type="simple">https://assets.nexperia.com/documents/data-sheet/NX6008NBKW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29.0095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2" office:value-type="string" calcext:value-type="string">
            <text:p>NX6008NBKWX</text:p>
          </table:table-cell>
          <table:table-cell table:style-name="ce2" office:value-type="string" calcext:value-type="string">
            <text:p><text:a xlink:href="https://media.digikey.com/Photos/NXP%20USA/MFG_NX6008NBKWX.jpg" xlink:type="simple">https://media.digikey.com/Photos/NXP%20USA/MFG_NX6008NBKWX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MXB43UNEZ</text:p>
          </table:table-cell>
          <table:table-cell table:style-name="ce2" office:value-type="string" calcext:value-type="string">
            <text:p>Nexperia USA Inc.</text:p>
          </table:table-cell>
          <table:table-cell table:style-name="ce2" office:value-type="string" calcext:value-type="string">
            <text:p>MOSFET N-CH 20V 3.2A DFN1010D-3</text:p>
          </table:table-cell>
          <table:table-cell table:style-name="ce2" office:value-type="string" calcext:value-type="string">
            <text:p>94,61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727-PMXB43UNEZCT-ND</text:p>
          </table:table-cell>
          <table:table-cell table:style-name="ce2" office:value-type="string" calcext:value-type="string">
            <text:p>0.37000</text:p>
          </table:table-cell>
          <table:table-cell table:style-name="ce2" office:value-type="string" calcext:value-type="string">
            <text:p>$8.8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MXB43UNEZ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a xlink:href="https://assets.nexperia.com/documents/data-sheet/PMXB43UNE.pdf" xlink:type="simple">https://assets.nexperia.com/documents/data-sheet/PMXB43UNE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1.29.0095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PMXB43UNEZ</text:p>
          </table:table-cell>
          <table:table-cell table:style-name="ce2" office:value-type="string" calcext:value-type="string">
            <text:p><text:a xlink:href="https://media.digikey.com/Renders/NXP%20Semi%20Renders/3-XFDFN%20Exposed%20Pad.jpg" xlink:type="simple">https://media.digikey.com/Renders/NXP%20Semi%20Renders/3-XFDFN%20Exposed%20Pad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RC0402JR-0710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10K OHM 5% 1/16W 0402</text:p>
          </table:table-cell>
          <table:table-cell table:style-name="ce2" office:value-type="string" calcext:value-type="string">
            <text:p>39,784,61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10KJRCT-ND</text:p>
          </table:table-cell>
          <table:table-cell table:style-name="ce2" office:value-type="string" calcext:value-type="string">
            <text:p>0.01800</text:p>
          </table:table-cell>
          <table:table-cell table:style-name="ce2" office:value-type="string" calcext:value-type="string">
            <text:p>$0.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11-10KJRTR-ND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311-10KJRTR-ND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L05C220JB51P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22PF 50V C0G/NP0 0402</text:p>
          </table:table-cell>
          <table:table-cell table:style-name="ce2" office:value-type="string" calcext:value-type="string">
            <text:p>1,749,78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6849-1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L05C220JB51PNC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05C220JB51PNC_Spec.pdf" xlink:type="simple">https://media.digikey.com/pdf/Data%20Sheets/Samsung%20PDFs/CL05C220JB51PNC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https://www.samsungsem.com/global/support/certificate/product-stewardship.do|https://www.samsungsem.com/files/fileDown.do?key=ed1dfdfa-645e-4252-b707-17f9b1502dd1</text:p>
          </table:table-cell>
          <table:table-cell table:style-name="ce2" office:value-type="string" calcext:value-type="string">
            <text:p>CL05C220JB51PNC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05C470JB51P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47PF 50V C0G/NP0 0402</text:p>
          </table:table-cell>
          <table:table-cell table:style-name="ce2" office:value-type="string" calcext:value-type="string">
            <text:p>659,74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6610-1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6610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05C470JB51PNC_Spec.pdf" xlink:type="simple">https://media.digikey.com/pdf/Data%20Sheets/Samsung%20PDFs/CL05C470JB51PNC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https://www.samsungsem.com/global/support/certificate/product-stewardship.do|https://www.samsungsem.com/files/fileDown.do?key=ed1dfdfa-645e-4252-b707-17f9b1502dd1</text:p>
          </table:table-cell>
          <table:table-cell table:style-name="ce2" office:value-type="string" calcext:value-type="string">
            <text:p>1276-6610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L05C471JB5NN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470PF 50V C0G/NP0 0402</text:p>
          </table:table-cell>
          <table:table-cell table:style-name="ce2" office:value-type="string" calcext:value-type="string">
            <text:p>755,44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1117-1-ND</text:p>
          </table:table-cell>
          <table:table-cell table:style-name="ce2" office:value-type="string" calcext:value-type="string">
            <text:p>0.03100</text:p>
          </table:table-cell>
          <table:table-cell table:style-name="ce2" office:value-type="string" calcext:value-type="string">
            <text:p>$0.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1117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05C471JB5NNNC_Spec.pdf" xlink:type="simple">https://media.digikey.com/pdf/Data%20Sheets/Samsung%20PDFs/CL05C471JB5NNNC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https://www.samsungsem.com/global/support/certificate/product-stewardship.do|https://www.samsungsem.com/files/fileDown.do?key=ed1dfdfa-645e-4252-b707-17f9b1502dd1</text:p>
          </table:table-cell>
          <table:table-cell table:style-name="ce2" office:value-type="string" calcext:value-type="string">
            <text:p>1276-1117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L05B103KB5NN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10000PF 50V X7R 0402</text:p>
          </table:table-cell>
          <table:table-cell table:style-name="ce2" office:value-type="string" calcext:value-type="string">
            <text:p>11,684,930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1028-1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L05B103KB5NNNC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05B103KB5NNN_Spec.pdf" xlink:type="simple">https://media.digikey.com/pdf/Data%20Sheets/Samsung%20PDFs/CL05B103KB5NNN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files/fileDown.do?key=ed1dfdfa-645e-4252-b707-17f9b1502dd1|https://www.samsungsem.com/global/support/certificate/product-stewardship.do</text:p>
          </table:table-cell>
          <table:table-cell table:style-name="ce2" office:value-type="string" calcext:value-type="string">
            <text:p>CL05B103KB5NNNC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L05A104KA5NN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0.1UF 25V X5R 0402</text:p>
          </table:table-cell>
          <table:table-cell table:style-name="ce2" office:value-type="string" calcext:value-type="string">
            <text:p>25,861,495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1043-1-ND</text:p>
          </table:table-cell>
          <table:table-cell table:style-name="ce2" office:value-type="string" calcext:value-type="string">
            <text:p>0.00540</text:p>
          </table:table-cell>
          <table:table-cell table:style-name="ce2" office:value-type="string" calcext:value-type="string">
            <text:p>$0.2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1043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05A104KA5NNNC.pdf" xlink:type="simple">https://media.digikey.com/pdf/Data%20Sheets/Samsung%20PDFs/CL05A104KA5NNN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global/support/certificate/product-stewardship.do|https://www.samsungsem.com/files/fileDown.do?key=ed1dfdfa-645e-4252-b707-17f9b1502dd1</text:p>
          </table:table-cell>
          <table:table-cell table:style-name="ce2" office:value-type="string" calcext:value-type="string">
            <text:p>1276-1043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06035A221F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CAP CER 220PF 50V C0G/NP0 0603</text:p>
          </table:table-cell>
          <table:table-cell table:style-name="ce2" office:value-type="string" calcext:value-type="string">
            <text:p>72,42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78-3719-1-ND</text:p>
          </table:table-cell>
          <table:table-cell table:style-name="ce2" office:value-type="string" calcext:value-type="string">
            <text:p>0.39000</text:p>
          </table:table-cell>
          <table:table-cell table:style-name="ce2" office:value-type="string" calcext:value-type="string">
            <text:p>$1.9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78-3719-1-ND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<text:a xlink:href="https://datasheets.kyocera-avx.com/C0GNP0-Dielectric.pdf" xlink:type="simple">https://datasheets.kyocera-avx.com/C0GNP0-Dielectric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478-3719-1-ND</text:p>
          </table:table-cell>
          <table:table-cell table:style-name="ce2" office:value-type="string" calcext:value-type="string">
            <text:p><text:a xlink:href="https://media.digikey.com/Renders/AVX%20Renders/478_0603-(1608-Metric)-0,90mm.jpg" xlink:type="simple">https://media.digikey.com/Renders/AVX%20Renders/478_0603-(1608-Metric)-0,90mm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L10A105KA8NN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1UF 25V X5R 0603</text:p>
          </table:table-cell>
          <table:table-cell table:style-name="ce2" office:value-type="string" calcext:value-type="string">
            <text:p>1,051,944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1102-1-ND</text:p>
          </table:table-cell>
          <table:table-cell table:style-name="ce2" office:value-type="string" calcext:value-type="string">
            <text:p>0.03100</text:p>
          </table:table-cell>
          <table:table-cell table:style-name="ce2" office:value-type="string" calcext:value-type="string">
            <text:p>$0.3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1102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10A105KA8NNNC_Spec.pdf" xlink:type="simple">https://media.digikey.com/pdf/Data%20Sheets/Samsung%20PDFs/CL10A105KA8NNNC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global/support/certificate/product-stewardship.do|https://www.samsungsem.com/files/fileDown.do?key=ed1dfdfa-645e-4252-b707-17f9b1502dd1</text:p>
          </table:table-cell>
          <table:table-cell table:style-name="ce2" office:value-type="string" calcext:value-type="string">
            <text:p>1276-1102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0402C150G5HACAUTO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AP CER 0402 15PF 50V ULTRA STAB</text:p>
          </table:table-cell>
          <table:table-cell table:style-name="ce2" office:value-type="string" calcext:value-type="string">
            <text:p>42,525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99-C0402C150G5HACAUTOCT-ND</text:p>
          </table:table-cell>
          <table:table-cell table:style-name="ce2" office:value-type="string" calcext:value-type="string">
            <text:p>0.13000</text:p>
          </table:table-cell>
          <table:table-cell table:style-name="ce2" office:value-type="string" calcext:value-type="string">
            <text:p>$0.2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99-C0402C150G5HACAUTOCT-ND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<text:a xlink:href="https://connect.kemet.com:7667/gateway/IntelliData-ComponentDocumentation/1.0/download/datasheet/C0402C150G5HACAUTO" xlink:type="simple">https://connect.kemet.com:7667/gateway/IntelliData-ComponentDocumentation/1.0/download/datasheet/C0402C150G5HACAUTO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Mexico</text:p>
          </table:table-cell>
          <table:table-cell table:style-name="ce2"/>
          <table:table-cell table:style-name="ce2" office:value-type="string" calcext:value-type="string">
            <text:p>399-C0402C150G5HACAUTOCT-ND</text:p>
          </table:table-cell>
          <table:table-cell table:style-name="ce2" office:value-type="string" calcext:value-type="string">
            <text:p><text:a xlink:href="https://media.digikey.com/Renders/Kemet%20Renders/0402-(1005-Metric)-1,00x0,50x0,55mm.jpg" xlink:type="simple">https://media.digikey.com/Renders/Kemet%20Renders/0402-(1005-Metric)-1,00x0,50x0,55mm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0402ZD225M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CAP CER 2.2UF 10V X5R 0402</text:p>
          </table:table-cell>
          <table:table-cell table:style-name="ce2" office:value-type="string" calcext:value-type="string">
            <text:p>70,224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78-11437-1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2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78-11437-1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datasheets.kyocera-avx.com/cx5r.pdf" xlink:type="simple">https://datasheets.kyocera-avx.com/cx5r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478-11437-1-ND</text:p>
          </table:table-cell>
          <table:table-cell table:style-name="ce2" office:value-type="string" calcext:value-type="string">
            <text:p><text:a xlink:href="https://media.digikey.com/Renders/AVX%20Renders/478_0402-(1005-Metric)-0,56mm.jpg" xlink:type="simple">https://media.digikey.com/Renders/AVX%20Renders/478_0402-(1005-Metric)-0,56mm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L21A475KLCLQNC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4.7UF 35V X5R 0805</text:p>
          </table:table-cell>
          <table:table-cell table:style-name="ce2" office:value-type="string" calcext:value-type="string">
            <text:p>850,28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6722-1-ND</text:p>
          </table:table-cell>
          <table:table-cell table:style-name="ce2" office:value-type="string" calcext:value-type="string">
            <text:p>0.180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6722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21A475KLCLQNC_Spec.pdf" xlink:type="simple">https://media.digikey.com/pdf/Data%20Sheets/Samsung%20PDFs/CL21A475KLCLQNC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files/fileDown.do?key=ed1dfdfa-645e-4252-b707-17f9b1502dd1|https://www.samsungsem.com/global/support/certificate/product-stewardship.do</text:p>
          </table:table-cell>
          <table:table-cell table:style-name="ce2" office:value-type="string" calcext:value-type="string">
            <text:p>1276-6722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L32A106KAULNNE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10UF 25V X5R 1210</text:p>
          </table:table-cell>
          <table:table-cell table:style-name="ce2" office:value-type="string" calcext:value-type="string">
            <text:p>5,774,13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1854-1-ND</text:p>
          </table:table-cell>
          <table:table-cell table:style-name="ce2" office:value-type="string" calcext:value-type="string">
            <text:p>0.33000</text:p>
          </table:table-cell>
          <table:table-cell table:style-name="ce2" office:value-type="string" calcext:value-type="string">
            <text:p>$1.9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1854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media.digikey.com/pdf/Data%20Sheets/Samsung%20PDFs/CL32A106KAULNNE_Spec.pdf" xlink:type="simple">https://media.digikey.com/pdf/Data%20Sheets/Samsung%20PDFs/CL32A106KAULNNE_Spec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files/fileDown.do?key=ed1dfdfa-645e-4252-b707-17f9b1502dd1|https://www.samsungsem.com/global/support/certificate/product-stewardship.do</text:p>
          </table:table-cell>
          <table:table-cell table:style-name="ce2" office:value-type="string" calcext:value-type="string">
            <text:p>1276-1854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865090368008</text:p>
          </table:table-cell>
          <table:table-cell table:style-name="ce2" office:value-type="string" calcext:value-type="string">
            <text:p>Würth Elektronik</text:p>
          </table:table-cell>
          <table:table-cell table:style-name="ce2" office:value-type="string" calcext:value-type="string">
            <text:p>CAP ALUM 10UF 20% 16V SMD</text:p>
          </table:table-cell>
          <table:table-cell table:style-name="ce2" office:value-type="string" calcext:value-type="string">
            <text:p>44,64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732-13322-1-ND</text:p>
          </table:table-cell>
          <table:table-cell table:style-name="ce2" office:value-type="string" calcext:value-type="string">
            <text:p>0.31000</text:p>
          </table:table-cell>
          <table:table-cell table:style-name="ce2" office:value-type="string" calcext:value-type="string">
            <text:p>$1.5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732-13322-1-ND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<text:a xlink:href="https://www.we-online.com/katalog/datasheet/865090368008.pdf" xlink:type="simple">https://www.we-online.com/katalog/datasheet/865090368008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2.002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732-13322-1-ND</text:p>
          </table:table-cell>
          <table:table-cell table:style-name="ce2" office:value-type="string" calcext:value-type="string">
            <text:p><text:a xlink:href="https://media.digikey.com/Photos/Wurth%20Electronics%20Photos/MFG_865090368008.jpg" xlink:type="simple">https://media.digikey.com/Photos/Wurth%20Electronics%20Photos/MFG_865090368008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GRM32EC81C476KE15L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AP CER 47UF 16V X6S 1210</text:p>
          </table:table-cell>
          <table:table-cell table:style-name="ce2" office:value-type="string" calcext:value-type="string">
            <text:p>290,90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90-10531-1-ND</text:p>
          </table:table-cell>
          <table:table-cell table:style-name="ce2" office:value-type="string" calcext:value-type="string">
            <text:p>0.51000</text:p>
          </table:table-cell>
          <table:table-cell table:style-name="ce2" office:value-type="string" calcext:value-type="string">
            <text:p>$0.5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90-10531-1-ND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<text:a xlink:href="https://search.murata.co.jp/Ceramy/image/img/A01X/G101/ENG/GRM32EC81C476KE15-01.pdf" xlink:type="simple">https://search.murata.co.jp/Ceramy/image/img/A01X/G101/ENG/GRM32EC81C476KE15-01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Singapore</text:p>
          </table:table-cell>
          <table:table-cell table:style-name="ce2"/>
          <table:table-cell table:style-name="ce2" office:value-type="string" calcext:value-type="string">
            <text:p>490-10531-1-ND</text:p>
          </table:table-cell>
          <table:table-cell table:style-name="ce2" office:value-type="string" calcext:value-type="string">
            <text:p><text:a xlink:href="https://media.digikey.com/Renders/Murata%20Renders/490_1210-(3225-Metric)-2,70mm.jpg" xlink:type="simple">https://media.digikey.com/Renders/Murata%20Renders/490_1210-(3225-Metric)-2,70mm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L32A476KOJNNNE</text:p>
          </table:table-cell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CAP CER 47UF 16V X5R 1210</text:p>
          </table:table-cell>
          <table:table-cell table:style-name="ce2" office:value-type="string" calcext:value-type="string">
            <text:p>1,349,32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276-3376-1-ND</text:p>
          </table:table-cell>
          <table:table-cell table:style-name="ce2" office:value-type="string" calcext:value-type="string">
            <text:p>0.72000</text:p>
          </table:table-cell>
          <table:table-cell table:style-name="ce2" office:value-type="string" calcext:value-type="string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1276-3376-1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://weblib.samsungsem.com/mlcc/mlcc-ec-data-sheet.do?partNumber=CL32A476KOJNNN" xlink:type="simple">http://weblib.samsungsem.com/mlcc/mlcc-ec-data-sheet.do?partNumber=CL32A476KOJNNN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amsungsem.com/files/fileDown.do?key=ed1dfdfa-645e-4252-b707-17f9b1502dd1|https://www.samsungsem.com/global/support/certificate/product-stewardship.do</text:p>
          </table:table-cell>
          <table:table-cell table:style-name="ce2" office:value-type="string" calcext:value-type="string">
            <text:p>1276-3376-1-ND</text:p>
          </table:table-cell>
          <table:table-cell table:style-name="ce2" office:value-type="string" calcext:value-type="string">
            <text:p><text:a xlink:href="https://media.digikey.com/Renders/Samsung%20Electro-Mechanics%20America/Ceramic-Capacitor-CL-Series.jpg" xlink:type="simple">https://media.digikey.com/Renders/Samsung%20Electro-Mechanics%20America/Ceramic-Capacitor-CL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EMVY500ARA470MF80G</text:p>
          </table:table-cell>
          <table:table-cell table:style-name="ce2" office:value-type="string" calcext:value-type="string">
            <text:p>United Chemi-Con</text:p>
          </table:table-cell>
          <table:table-cell table:style-name="ce2" office:value-type="string" calcext:value-type="string">
            <text:p>CAP ALUM 47UF 20% 50V SMD</text:p>
          </table:table-cell>
          <table:table-cell table:style-name="ce2" office:value-type="string" calcext:value-type="string">
            <text:p>107,79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565-EMVY500ARA470MF80GCT-ND</text:p>
          </table:table-cell>
          <table:table-cell table:style-name="ce2" office:value-type="string" calcext:value-type="string">
            <text:p>0.48000</text:p>
          </table:table-cell>
          <table:table-cell table:style-name="ce2" office:value-type="string" calcext:value-type="string">
            <text:p>$0.9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65-EMVY500ARA470MF80GCT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www.chemi-con.co.jp/products/relatedfiles/capacitor/catalog/MVYRA-e.PDF" xlink:type="simple">https://www.chemi-con.co.jp/products/relatedfiles/capacitor/catalog/MVYRA-e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2.002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565-EMVY500ARA470MF80GCT-ND</text:p>
          </table:table-cell>
          <table:table-cell table:style-name="ce2" office:value-type="string" calcext:value-type="string">
            <text:p><text:a xlink:href="https://media.digikey.com/photos/United%20Chemi-Con%20Photos/MVY%20SERIES%207.7H,6.3D.jpg" xlink:type="simple">https://media.digikey.com/photos/United%20Chemi-Con%20Photos/MVY%20SERIES%207.7H,6.3D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EMVE160ARA101MF55G</text:p>
          </table:table-cell>
          <table:table-cell table:style-name="ce2" office:value-type="string" calcext:value-type="string">
            <text:p>United Chemi-Con</text:p>
          </table:table-cell>
          <table:table-cell table:style-name="ce2" office:value-type="string" calcext:value-type="string">
            <text:p>CAP ALUM 100UF 20% 16V SMD</text:p>
          </table:table-cell>
          <table:table-cell table:style-name="ce2" office:value-type="string" calcext:value-type="string">
            <text:p>108,518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565-EMVE160ARA101MF55GCT-ND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65-EMVE160ARA101MF55GCT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media.digikey.com/pdf/Data%20Sheets/United%20Chemi-Con%20PDFs/MVE%20Series.pdf" xlink:type="simple">https://media.digikey.com/pdf/Data%20Sheets/United%20Chemi-Con%20PDFs/MVE%20Series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2.0020</text:p>
          </table:table-cell>
          <table:table-cell table:style-name="ce2" office:value-type="string" calcext:value-type="string">
            <text:p>Japan</text:p>
          </table:table-cell>
          <table:table-cell table:style-name="ce2"/>
          <table:table-cell table:style-name="ce2" office:value-type="string" calcext:value-type="string">
            <text:p>565-EMVE160ARA101MF55GCT-ND</text:p>
          </table:table-cell>
          <table:table-cell table:style-name="ce2" office:value-type="string" calcext:value-type="string">
            <text:p><text:a xlink:href="https://media.digikey.com/photos/United%20Chemi-Con%20Photos/MVE%20SERIES%207.7H,6.3D.jpg" xlink:type="simple">https://media.digikey.com/photos/United%20Chemi-Con%20Photos/MVE%20SERIES%207.7H,6.3D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UWT1V221MNL1GS</text:p>
          </table:table-cell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CAP ALUM 220UF 20% 35V SMD</text:p>
          </table:table-cell>
          <table:table-cell table:style-name="ce2" office:value-type="string" calcext:value-type="string">
            <text:p>3,942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93-2205-1-ND</text:p>
          </table:table-cell>
          <table:table-cell table:style-name="ce2" office:value-type="string" calcext:value-type="string">
            <text:p>0.61000</text:p>
          </table:table-cell>
          <table:table-cell table:style-name="ce2" office:value-type="string" calcext:value-type="string">
            <text:p>$0.6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493-2205-1-ND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<text:a xlink:href="https://products.nichicon.co.jp/en/pdf/XJA043/e-uwt.pdf" xlink:type="simple">https://products.nichicon.co.jp/en/pdf/XJA043/e-uwt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2.0020</text:p>
          </table:table-cell>
          <table:table-cell table:style-name="ce2" office:value-type="string" calcext:value-type="string">
            <text:p>Malaysia</text:p>
          </table:table-cell>
          <table:table-cell table:style-name="ce2"/>
          <table:table-cell table:style-name="ce2" office:value-type="string" calcext:value-type="string">
            <text:p>493-2205-1-ND</text:p>
          </table:table-cell>
          <table:table-cell table:style-name="ce2" office:value-type="string" calcext:value-type="string">
            <text:p><text:a xlink:href="https://media.digikey.com/photos/Nichicon%20Photos/WT,UD%20SERIES%208.0,10.0.jpg" xlink:type="simple">https://media.digikey.com/photos/Nichicon%20Photos/WT,UD%20SERIES%208.0,10.0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0150200387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CABLE FFC 36POS 0.50MM 4"</text:p>
          </table:table-cell>
          <table:table-cell table:style-name="ce2" office:value-type="string" calcext:value-type="string">
            <text:p>931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0150200387-ND</text:p>
          </table:table-cell>
          <table:table-cell table:style-name="ce2" office:value-type="string" calcext:value-type="string">
            <text:p>3.80000</text:p>
          </table:table-cell>
          <table:table-cell table:style-name="ce2" office:value-type="string" calcext:value-type="string">
            <text:p>$3.8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0150200387-ND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<text:a xlink:href="https://www.molex.com/webdocs/datasheets/pdf/en-us/0150200387_CABLE.pdf" xlink:type="simple">https://www.molex.com/webdocs/datasheets/pdf/en-us/0150200387_CABLE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Not applicable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44.49.308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molex.com/datasheets/rohspdf/0150200387_rohs.pdf</text:p>
          </table:table-cell>
          <table:table-cell table:style-name="ce2" office:value-type="string" calcext:value-type="string">
            <text:p>0150200387-ND</text:p>
          </table:table-cell>
          <table:table-cell table:style-name="ce2" office:value-type="string" calcext:value-type="string">
            <text:p><text:a xlink:href="https://media.digikey.com/photos/Molex/Premo-Flex-15020-36-S.jpg" xlink:type="simple">https://media.digikey.com/photos/Molex/Premo-Flex-15020-36-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WSLT2010R0500FEA18</text:p>
          </table:table-cell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RES 0.05 OHM 1% 1W 2010</text:p>
          </table:table-cell>
          <table:table-cell table:style-name="ce2" office:value-type="string" calcext:value-type="string">
            <text:p>4,21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541-10110-1-ND</text:p>
          </table:table-cell>
          <table:table-cell table:style-name="ce2" office:value-type="string" calcext:value-type="string">
            <text:p>0.86400</text:p>
          </table:table-cell>
          <table:table-cell table:style-name="ce2" office:value-type="string" calcext:value-type="string">
            <text:p>$8.6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541-10110-1-ND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<text:a xlink:href="https://www.vishay.com/docs/30138/wslt2010.pdf" xlink:type="simple">https://www.vishay.com/docs/30138/wslt2010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United States</text:p>
          </table:table-cell>
          <table:table-cell table:style-name="ce2"/>
          <table:table-cell table:style-name="ce2" office:value-type="string" calcext:value-type="string">
            <text:p>541-10110-1-ND</text:p>
          </table:table-cell>
          <table:table-cell table:style-name="ce2" office:value-type="string" calcext:value-type="string">
            <text:p><text:a xlink:href="https://media.digikey.com/Photos/Vishay%20Dale%20Photos/MFG_WSLT-HP_SERIES.jpg" xlink:type="simple">https://media.digikey.com/Photos/Vishay Dale Photos/MFG_WSLT-HP_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RMCF0402FT100R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ES 100 OHM 1% 1/16W 0402</text:p>
          </table:table-cell>
          <table:table-cell table:style-name="ce2" office:value-type="string" calcext:value-type="string">
            <text:p>2,476,58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MCF0402FT100RCT-ND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MCF0402FT100RCT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seielect.com/catalog/cert-of-compliance.pdf|https://www.seielect.com/Catalog/SEI-RoHS_Compliance_Status.pdf|https://www.seielect.com/catalog/reach.pdf</text:p>
          </table:table-cell>
          <table:table-cell table:style-name="ce2" office:value-type="string" calcext:value-type="string">
            <text:p>RMCF0402FT100RCT-ND</text:p>
          </table:table-cell>
          <table:table-cell table:style-name="ce2" office:value-type="string" calcext:value-type="string">
            <text:p><text:a xlink:href="https://media.digikey.com/photos/Stackpole%20Photos/MFG_RMC%20SERIES.jpg" xlink:type="simple">https://media.digikey.com/photos/Stackpole%20Photos/MFG_RMC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PFR05S-220-FNH</text:p>
          </table:table-cell>
          <table:table-cell table:style-name="ce2" office:value-type="string" calcext:value-type="string">
            <text:p>Delta Electronics/Cyntec</text:p>
          </table:table-cell>
          <table:table-cell table:style-name="ce2" office:value-type="string" calcext:value-type="string">
            <text:p>RES SMD 22 OHM 1% 1/16W 0402</text:p>
          </table:table-cell>
          <table:table-cell table:style-name="ce2" office:value-type="string" calcext:value-type="string">
            <text:p>754,48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037-PFR05S-220-FNHCT-ND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2037-PFR05S-220-FNHCT-ND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<text:a xlink:href="https://download.datasheets.com/pdfs/2018/12/14/19/32/22/975901/cyn_/manual/cynts00024-1.pdf" xlink:type="simple">https://download.datasheets.com/pdfs/2018/12/14/19/32/22/975901/cyn_/manual/cynts00024-1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2037-PFR05S-220-FNHCT-ND</text:p>
          </table:table-cell>
          <table:table-cell table:style-name="ce2" office:value-type="string" calcext:value-type="string">
            <text:p><text:a xlink:href="https://media.digikey.com/Renders/Delta%20Renders/Delta-Cyntec-0402-(1005-Metric).jpg" xlink:type="simple">https://media.digikey.com/Renders/Delta%20Renders/Delta-Cyntec-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RC0402JR-0747R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47 OHM 5% 1/16W 0402</text:p>
          </table:table-cell>
          <table:table-cell table:style-name="ce2" office:value-type="string" calcext:value-type="string">
            <text:p>1,536,75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47JR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C0402JR-0747R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RC0402JR-0747RL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C0402FR-07120R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120 OHM 1% 1/16W 0402</text:p>
          </table:table-cell>
          <table:table-cell table:style-name="ce2" office:value-type="string" calcext:value-type="string">
            <text:p>856,17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120LR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C0402FR-07120R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RC0402FR-07120RL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C0402JR-071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1K OHM 5% 1/16W 0402</text:p>
          </table:table-cell>
          <table:table-cell table:style-name="ce2" office:value-type="string" calcext:value-type="string">
            <text:p>17,485,509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1.0KJRCT-ND</text:p>
          </table:table-cell>
          <table:table-cell table:style-name="ce2" office:value-type="string" calcext:value-type="string">
            <text:p>0.01800</text:p>
          </table:table-cell>
          <table:table-cell table:style-name="ce2" office:value-type="string" calcext:value-type="string">
            <text:p>$0.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11-1.0KJRTR-ND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311-1.0KJRTR-ND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C0402JR-072K2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2.2K OHM 5% 1/16W 0402</text:p>
          </table:table-cell>
          <table:table-cell table:style-name="ce2" office:value-type="string" calcext:value-type="string">
            <text:p>918,985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2.2KJRCT-ND</text:p>
          </table:table-cell>
          <table:table-cell table:style-name="ce2" office:value-type="string" calcext:value-type="string">
            <text:p>0.01800</text:p>
          </table:table-cell>
          <table:table-cell table:style-name="ce2" office:value-type="string" calcext:value-type="string">
            <text:p>$0.1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C0402JR-072K2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RC0402JR-072K2L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FR05S-153-FNH</text:p>
          </table:table-cell>
          <table:table-cell table:style-name="ce2" office:value-type="string" calcext:value-type="string">
            <text:p>Delta Electronics/Cyntec</text:p>
          </table:table-cell>
          <table:table-cell table:style-name="ce2" office:value-type="string" calcext:value-type="string">
            <text:p>RES SMD 15 KOHM 1% 1/16W 0402</text:p>
          </table:table-cell>
          <table:table-cell table:style-name="ce2" office:value-type="string" calcext:value-type="string">
            <text:p>1,024,415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037-PFR05S-153-FNH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PFR05S-153-FNH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<text:a xlink:href="https://download.datasheets.com/pdfs/2018/12/14/19/32/22/975901/cyn_/manual/cynts00024-1.pdf" xlink:type="simple">https://download.datasheets.com/pdfs/2018/12/14/19/32/22/975901/cyn_/manual/cynts00024-1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China</text:p>
          </table:table-cell>
          <table:table-cell table:style-name="ce2"/>
          <table:table-cell table:style-name="ce2" office:value-type="string" calcext:value-type="string">
            <text:p>PFR05S-153-FNH</text:p>
          </table:table-cell>
          <table:table-cell table:style-name="ce2" office:value-type="string" calcext:value-type="string">
            <text:p><text:a xlink:href="https://media.digikey.com/Renders/Delta%20Renders/Delta-Cyntec-0402-(1005-Metric).jpg" xlink:type="simple">https://media.digikey.com/Renders/Delta%20Renders/Delta-Cyntec-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RC0402FR-0720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20K OHM 1% 1/16W 0402</text:p>
          </table:table-cell>
          <table:table-cell table:style-name="ce2" office:value-type="string" calcext:value-type="string">
            <text:p>5,108,955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20.0KLR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11-20.0KLRCT-ND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311-20.0KLRCT-ND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C0402FR-0733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33K OHM 1% 1/16W 0402</text:p>
          </table:table-cell>
          <table:table-cell table:style-name="ce2" office:value-type="string" calcext:value-type="string">
            <text:p>2,166,29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311-33.0KLR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C0402FR-0733K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RC0402FR-0733KL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MCF0402FT100K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ES 100K OHM 1% 1/16W 0402</text:p>
          </table:table-cell>
          <table:table-cell table:style-name="ce2" office:value-type="string" calcext:value-type="string">
            <text:p>8,471,31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MCF0402FT100KCT-ND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1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MCF0402FT100KCT-ND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seielect.com/catalog/cert-of-compliance.pdf|https://www.seielect.com/Catalog/SEI-RoHS_Compliance_Status.pdf|https://www.seielect.com/catalog/reach.pdf</text:p>
          </table:table-cell>
          <table:table-cell table:style-name="ce2" office:value-type="string" calcext:value-type="string">
            <text:p>RMCF0402FT100KCT-ND</text:p>
          </table:table-cell>
          <table:table-cell table:style-name="ce2" office:value-type="string" calcext:value-type="string">
            <text:p><text:a xlink:href="https://media.digikey.com/photos/Stackpole%20Photos/MFG_RMC%20SERIES.jpg" xlink:type="simple">https://media.digikey.com/photos/Stackpole%20Photos/MFG_RMC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RMCF0402FT1M54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ES 1.54M OHM 1% 1/16W 0402</text:p>
          </table:table-cell>
          <table:table-cell table:style-name="ce2" office:value-type="string" calcext:value-type="string">
            <text:p>12,277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MCF0402FT1M54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MCF0402FT1M54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https://www.seielect.com/Catalog/SEI-RoHS_Compliance_Status.pdf|https://www.seielect.com/catalog/reach.pdf|https://www.seielect.com/catalog/cert-of-compliance.pdf</text:p>
          </table:table-cell>
          <table:table-cell table:style-name="ce2" office:value-type="string" calcext:value-type="string">
            <text:p>RMCF0402FT1M54</text:p>
          </table:table-cell>
          <table:table-cell table:style-name="ce2" office:value-type="string" calcext:value-type="string">
            <text:p><text:a xlink:href="https://media.digikey.com/photos/Stackpole%20Photos/MFG_RMC%20SERIES.jpg" xlink:type="simple">https://media.digikey.com/photos/Stackpole%20Photos/MFG_RMC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C0402FR-07402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402K OHM 1% 1/16W 0402</text:p>
          </table:table-cell>
          <table:table-cell table:style-name="ce2" office:value-type="string" calcext:value-type="string">
            <text:p>1,108,526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YAG3151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C0402FR-07402KL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yageo.com/en/Download/Index/certificates#rchip</text:p>
          </table:table-cell>
          <table:table-cell table:style-name="ce2" office:value-type="string" calcext:value-type="string">
            <text:p>RC0402FR-07402KL</text:p>
          </table:table-cell>
          <table:table-cell table:style-name="ce2" office:value-type="string" calcext:value-type="string">
            <text:p><text:a xlink:href="https://media.digikey.com/Renders/Yageo%20Renders/13_0402-(1005-metric).jpg" xlink:type="simple">https://media.digikey.com/Renders/Yageo%20Renders/13_0402-(1005-metric)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RMCF0402FT430K</text:p>
          </table:table-cell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RES 430K OHM 1% 1/16W 0402</text:p>
          </table:table-cell>
          <table:table-cell table:style-name="ce2" office:value-type="string" calcext:value-type="string">
            <text:p>73,300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RMCF0402FT430KCT-ND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MCF0402FT430K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style-name="ce2"/>
          <table:table-cell table:style-name="ce2" office:value-type="string" calcext:value-type="string">
            <text:p>May apply on shipments to the U.S.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https://www.seielect.com/catalog/reach.pdf|https://www.seielect.com/Catalog/SEI-RoHS_Compliance_Status.pdf|https://www.seielect.com/catalog/cert-of-compliance.pdf</text:p>
          </table:table-cell>
          <table:table-cell table:style-name="ce2" office:value-type="string" calcext:value-type="string">
            <text:p>RMCF0402FT430K</text:p>
          </table:table-cell>
          <table:table-cell table:style-name="ce2" office:value-type="string" calcext:value-type="string">
            <text:p><text:a xlink:href="https://media.digikey.com/photos/Stackpole%20Photos/MFG_RMC%20SERIES.jpg" xlink:type="simple">https://media.digikey.com/photos/Stackpole%20Photos/MFG_RMC%20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3216C0G1H104J160AA</text:p>
          </table:table-cell>
          <table:table-cell table:style-name="ce2" office:value-type="string" calcext:value-type="string">
            <text:p>TDK Corporation</text:p>
          </table:table-cell>
          <table:table-cell table:style-name="ce2" office:value-type="string" calcext:value-type="string">
            <text:p>CAP CER 0.1UF 50V C0G 1206</text:p>
          </table:table-cell>
          <table:table-cell table:style-name="ce2" office:value-type="string" calcext:value-type="string">
            <text:p>169,883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45-7694-1-ND</text:p>
          </table:table-cell>
          <table:table-cell table:style-name="ce2" office:value-type="string" calcext:value-type="string">
            <text:p>0.59000</text:p>
          </table:table-cell>
          <table:table-cell table:style-name="ce2" office:value-type="string" calcext:value-type="string">
            <text:p>$1.7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C3216C0G1H104J160AA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<text:a xlink:href="https://product.tdk.com/system/files/dam/doc/product/capacitor/ceramic/mlcc/catalog/mlcc_commercial_general_en.pdf" xlink:type="simple">https://product.tdk.com/system/files/dam/doc/product/capacitor/ceramic/mlcc/catalog/mlcc_commercial_general_en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2.24.0020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https://product.tdk.com/en/environment/index.html|https://product.tdk.com/system/files/dam/doc/product/capacitor/ceramic/mlcc/rohs/mlccrohs_commercial_general_en.pdf?ref_disty=digikey</text:p>
          </table:table-cell>
          <table:table-cell table:style-name="ce2" office:value-type="string" calcext:value-type="string">
            <text:p>C3216C0G1H104J160AA</text:p>
          </table:table-cell>
          <table:table-cell table:style-name="ce2" office:value-type="string" calcext:value-type="string">
            <text:p><text:a xlink:href="https://media.digikey.com/Renders/TDK%20Renders/1206-(3216-Metric)-2,20mm-C-Series.jpg" xlink:type="simple">https://media.digikey.com/Renders/TDK%20Renders/1206-(3216-Metric)-2,20mm-C-Series.jpg</text:a></text:p>
          </table:table-cell>
          <table:table-cell table:number-columns-repeated="99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RT0402BRE071KL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ES SMD 1K OHM 0.1% 1/16W 0402</text:p>
          </table:table-cell>
          <table:table-cell table:style-name="ce2" office:value-type="string" calcext:value-type="string">
            <text:p>125,414</text:p>
          </table:table-cell>
          <table:table-cell table:style-name="ce2" office:value-type="string" calcext:value-type="string">
            <text:p>In Stock</text:p>
          </table:table-cell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YAG2306CT-ND</text:p>
          </table:table-cell>
          <table:table-cell table:style-name="ce2" office:value-type="string" calcext:value-type="string">
            <text:p>0.40000</text:p>
          </table:table-cell>
          <table:table-cell table:style-name="ce2" office:value-type="string" calcext:value-type="string">
            <text:p>$0.8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AG2306CT-ND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<text:a xlink:href="https://www.yageo.com/upload/media/product/productsearch/datasheet/rchip/PYu-RT_1-to-0.01_RoHS_L_13.pdf" xlink:type="simple">https://www.yageo.com/upload/media/product/productsearch/datasheet/rchip/PYu-RT_1-to-0.01_RoHS_L_13.pdf</text:a></text:p>
          </table:table-cell>
          <table:table-cell table:style-name="ce2"/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ROHS3 Compliant</text:p>
          </table:table-cell>
          <table:table-cell table:style-name="ce2" office:value-type="string" calcext:value-type="string">
            <text:p>EAR99</text:p>
          </table:table-cell>
          <table:table-cell table:style-name="ce2" office:value-type="string" calcext:value-type="string">
            <text:p>8533.21.0030</text:p>
          </table:table-cell>
          <table:table-cell table:style-name="ce2" office:value-type="string" calcext:value-type="string">
            <text:p>Taiwan</text:p>
          </table:table-cell>
          <table:table-cell table:style-name="ce2"/>
          <table:table-cell table:style-name="ce2" office:value-type="string" calcext:value-type="string">
            <text:p>YAG2306CT-ND</text:p>
          </table:table-cell>
          <table:table-cell table:style-name="ce2" office:value-type="string" calcext:value-type="string">
            <text:p><text:a xlink:href="https://media.digikey.com/Renders/Yageo%20Renders/RT-Series-Chip-Resistor.jpg" xlink:type="simple">https://media.digikey.com/Renders/Yageo%20Renders/RT-Series-Chip-Resistor.jpg</text:a></text:p>
          </table:table-cell>
          <table:table-cell table:number-columns-repeated="99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textual="true"/>
      <number:text>-</number:text>
      <number:year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 style:data-style-name="N2" text:time-value="23:29:33.3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y_20_Lists_20_Worksheet" style:display-name="PageStyle_My Lists 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8T23:30:03.143000000</dc:date>
    <meta:editing-duration>PT6M32S</meta:editing-duration>
    <meta:editing-cycles>2</meta:editing-cycles>
    <meta:generator>LibreOffice/7.3.3.2$Windows_X86_64 LibreOffice_project/d1d0ea68f081ee2800a922cac8f79445e4603348</meta:generator>
    <meta:document-statistic meta:table-count="1" meta:cell-count="1674" meta:object-count="0"/>
  </office:meta>
</office:document-meta>
</file>